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8" calcext:value-type="date">
            <text:p>08/04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1" calcext:value-type="date">
            <text:p>01/07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02" calcext:value-type="date">
            <text:p>02/10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8]-[.F8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9]-[.F9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9])" office:value-type="float" office:value="600" calcext:value-type="float">
            <text:p>6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">
      <style:text-properties fo:color="#ff0000"/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date-style style:name="N147"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</number:number-style>
    <number:number-style style:name="N15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2">
      <number:text>-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time-style style:name="N153">
      <number:minutes number:style="long"/>
      <number:text>:</number:text>
      <number:seconds number:style="long"/>
    </number:time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16.511124546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16.513116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11-03T17:17:16.830994264</dc:date>
    <meta:print-date>2019-12-18T13:30:11.329000000</meta:print-date>
    <dc:language>pt-PT</dc:language>
    <meta:editing-cycles>447</meta:editing-cycles>
    <meta:editing-duration>PT14H44M29S</meta:editing-duration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